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9cm" fo:margin-left="0cm" table:align="left"/>
    </style:style>
    <style:style style:name="Tabla1.A" style:family="table-column">
      <style:table-column-properties style:column-width="16.999cm"/>
    </style:style>
    <style:style style:name="Tabla1.A1" style:family="table-cell">
      <style:table-cell-properties fo:background-color="#ffffff" fo:padding="0.097cm" fo:border="0.25pt solid #000000" style:writing-mode="lr-tb">
        <style:background-image/>
      </style:table-cell-properties>
    </style:style>
    <style:style style:name="Tabla2" style:family="table">
      <style:table-properties style:width="16.999cm" fo:margin-left="0cm" table:align="left"/>
    </style:style>
    <style:style style:name="Tabla2.A" style:family="table-column">
      <style:table-column-properties style:column-width="16.999cm"/>
    </style:style>
    <style:style style:name="Tabla2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3" style:family="table">
      <style:table-properties style:width="16.999cm" fo:margin-left="0cm" table:align="left"/>
    </style:style>
    <style:style style:name="Tabla3.A" style:family="table-column">
      <style:table-column-properties style:column-width="16.999cm"/>
    </style:style>
    <style:style style:name="Tabla3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4" style:family="table">
      <style:table-properties style:width="16.962cm" table:align="right"/>
    </style:style>
    <style:style style:name="Tabla4.A" style:family="table-column">
      <style:table-column-properties style:column-width="16.962cm"/>
    </style:style>
    <style:style style:name="Tabla4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5" style:family="table">
      <style:table-properties style:width="16.999cm" fo:margin-left="0cm" table:align="left"/>
    </style:style>
    <style:style style:name="Tabla5.A" style:family="table-column">
      <style:table-column-properties style:column-width="16.999cm"/>
    </style:style>
    <style:style style:name="Tabla5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6" style:family="table">
      <style:table-properties style:width="16.999cm" fo:margin-left="0cm" table:align="left"/>
    </style:style>
    <style:style style:name="Tabla6.A" style:family="table-column">
      <style:table-column-properties style:column-width="16.999cm"/>
    </style:style>
    <style:style style:name="Tabla6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7" style:family="table">
      <style:table-properties style:width="16.999cm" fo:margin-left="0cm" table:align="left"/>
    </style:style>
    <style:style style:name="Tabla7.A" style:family="table-column">
      <style:table-column-properties style:column-width="16.999cm"/>
    </style:style>
    <style:style style:name="Tabla7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8" style:family="table">
      <style:table-properties style:width="16.999cm" fo:margin-left="0cm" table:align="left"/>
    </style:style>
    <style:style style:name="Tabla8.A" style:family="table-column">
      <style:table-column-properties style:column-width="16.999cm"/>
    </style:style>
    <style:style style:name="Tabla8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justify" style:justify-single-word="false"/>
      <style:text-properties style:font-name="Calibri"/>
    </style:style>
    <style:style style:name="P5" style:family="paragraph" style:parent-style-name="Standard"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orphans="2" fo:widows="2"/>
      <style:text-properties style:font-name="Calibri"/>
    </style:style>
    <style:style style:name="P7" style:family="paragraph" style:parent-style-name="Standard">
      <style:text-properties style:font-name="Calibri" officeooo:rsid="00183c34" officeooo:paragraph-rsid="00183c34"/>
    </style:style>
    <style:style style:name="P8" style:family="paragraph" style:parent-style-name="Standard">
      <style:text-properties style:font-name="Calibri" officeooo:rsid="0018a44b" officeooo:paragraph-rsid="0018a44b"/>
    </style:style>
    <style:style style:name="P9" style:family="paragraph" style:parent-style-name="Standard">
      <style:text-properties style:font-name="Calibri" officeooo:paragraph-rsid="0018a44b"/>
    </style:style>
    <style:style style:name="P10" style:family="paragraph" style:parent-style-name="Standard">
      <style:paragraph-properties fo:orphans="2" fo:widows="2"/>
    </style:style>
    <style:style style:name="P11" style:family="paragraph" style:parent-style-name="Preformatted_20_Text">
      <style:paragraph-properties fo:text-align="justify" style:justify-single-word="false"/>
      <style:text-properties fo:color="#333333" style:font-name="Calibri" fo:font-size="12pt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333333" style:font-name="Calibri" fo:font-size="12pt" style:font-size-asian="12pt" style:font-size-complex="12pt"/>
    </style:style>
    <style:style style:name="P13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333333" style:font-name="Calibri" fo:font-size="12pt" officeooo:paragraph-rsid="00183c34" style:font-size-asian="12pt" style:font-size-complex="12pt"/>
    </style:style>
    <style:style style:name="P14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333333" style:font-name="Calibri" fo:font-size="12pt" officeooo:rsid="00183c34" officeooo:paragraph-rsid="00183c34" style:font-size-asian="12pt" style:font-size-complex="12pt"/>
    </style:style>
    <style:style style:name="P15" style:family="paragraph" style:parent-style-name="Standard">
      <style:text-properties style:font-name="Calibri"/>
    </style:style>
    <style:style style:name="P16" style:family="paragraph" style:parent-style-name="Standard">
      <style:text-properties style:font-name="Calibri" officeooo:rsid="001af4e4" officeooo:paragraph-rsid="001af4e4"/>
    </style:style>
    <style:style style:name="P17" style:family="paragraph" style:parent-style-name="Standard">
      <style:text-properties style:font-name="Calibri" officeooo:rsid="0019125f" officeooo:paragraph-rsid="0019125f"/>
    </style:style>
    <style:style style:name="P18" style:family="paragraph" style:parent-style-name="Standard">
      <style:text-properties style:font-name="Calibri" officeooo:rsid="001b4430" officeooo:paragraph-rsid="001b4430"/>
    </style:style>
    <style:style style:name="P19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333333" style:font-name="Calibri" fo:font-size="12pt" officeooo:rsid="00183c34" officeooo:paragraph-rsid="00183c34" style:font-size-asian="12pt" style:font-size-complex="12pt"/>
    </style:style>
    <style:style style:name="P20" style:family="paragraph" style:parent-style-name="Encabezado" style:master-page-name="MP0">
      <style:paragraph-properties style:page-number="auto" fo:break-before="page"/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" style:family="text">
      <style:text-properties officeooo:rsid="0018a44b"/>
    </style:style>
    <style:style style:name="T2" style:family="text">
      <style:text-properties officeooo:rsid="001af4e4"/>
    </style:style>
    <style:style style:name="T3" style:family="text">
      <style:text-properties officeooo:rsid="001b44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Python</text:p>
            <text:p text:style-name="P1">Hoja <text:s/>Listas <text:s text:c="2"/></text:p>
          </table:table-cell>
        </table:table-row>
      </table:table>
      <text:p text:style-name="P3"/>
      <text:p text:style-name="P3"/>
      <text:p text:style-name="P4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Ejercicio <text:s/>1</text:p>
          </table:table-cell>
        </table:table-row>
      </table:table>
      <text:p text:style-name="P4"/>
      <text:p text:style-name="P3">Valora antes de ejecutar que nos mostrarán los siguientes códigos</text:p>
      <text:p text:style-name="P3"/>
      <text:p text:style-name="P3">CASO 1.</text:p>
      <text:p text:style-name="P11">lista1= [2,4,6,8]</text:p>
      <text:p text:style-name="P11">lista2= [10,12,14,16]</text:p>
      <text:p text:style-name="P11">listatotal=lista1+lista2</text:p>
      <text:p text:style-name="P13">print (listatotal) </text:p>
      <text:p text:style-name="P14">junta las dos listas poniendo lista2 detras de lista1</text:p>
      <text:p text:style-name="P3">CASO2.</text:p>
      <text:p text:style-name="P3"/>
      <text:p text:style-name="P11">lista1= ['juan’, ‘Carlos']</text:p>
      <text:p text:style-name="P11">producto=lista1*3</text:p>
      <text:p text:style-name="P12">print (producto) </text:p>
      <text:p text:style-name="P14">MAL Daria error ya que las listas son String no de tipo numerico</text:p>
      <text:p text:style-name="P14">Bien triplica la información</text:p>
      <text:p text:style-name="P3">CASO3.</text:p>
      <text:p text:style-name="P3">lista= [2,4,6,8,10]</text:p>
      <text:p text:style-name="P3">print (lista [2:4]) <text:s text:c="2"/></text:p>
      <text:p text:style-name="P3">print (lista [:3]) <text:s text:c="3"/></text:p>
      <text:p text:style-name="P3">print (lista [3:])</text:p>
      <text:p text:style-name="P3">lista [1]=10</text:p>
      <text:p text:style-name="P3">print (lista)</text:p>
      <text:p text:style-name="P3"><text:s text:c="3"/></text:p>
      <text:p text:style-name="P7">6,8</text:p>
      <text:p text:style-name="P7">2,4,6</text:p>
      <text:p text:style-name="P7">8,10</text:p>
      <text:p text:style-name="P7"><text:span text:style-name="T1">2</text:span>,<text:span text:style-name="T1">10</text:span>,6,8,10</text:p>
      <text:p text:style-name="P3"/>
      <text:p text:style-name="P3">CASO4.</text:p>
      <text:p text:style-name="P3">lista1= [12,45,1,2,5,4,3,55]</text:p>
      <text:p text:style-name="P3">if 5 in lista1:</text:p>
      <text:p text:style-name="P3"><text:s text:c="4"/>print ('El valor 1 está contenido en la lista ')</text:p>
      <text:p text:style-name="P3">else:</text:p>
      <text:p text:style-name="P3"><text:s text:c="4"/>print ('El valor 1 no está contenido en la lista ')</text:p>
      <text:p text:style-name="P3">print(lista1)</text:p>
      <text:p text:style-name="P8"><text:soft-page-break/>dira si esta o no el valor 5 en la lista en este caso dira que si <text:span text:style-name="T2">y a demas imprime la lista</text:span></text:p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Ejercicio2</text:p>
          </table:table-cell>
        </table:table-row>
      </table:table>
      <text:p text:style-name="P3"/>
      <text:p text:style-name="P3">Usando índices negativos contesta a las siguientes preguntas</text:p>
      <text:p text:style-name="P3"/>
      <text:p text:style-name="P3">Lista= [2,4,6,8,10]</text:p>
      <text:p text:style-name="P3"/>
      <text:p text:style-name="P3">a. mostrar el primer elemento <text:tab/><text:tab/><text:tab/><text:tab/><text:span text:style-name="T1">print(lista[-5])</text:span></text:p>
      <text:p text:style-name="P3">b. mostrar el último elemento<text:tab/><text:tab/><text:tab/><text:tab/><text:span text:style-name="T1">print(lista[-1])</text:span></text:p>
      <text:p text:style-name="P3">c. modificar el 8 por un 20<text:tab/><text:tab/><text:tab/><text:tab/><text:tab/><text:span text:style-name="T1">lista[-2]=20</text:span></text:p>
      <text:p text:style-name="P9">d. modificar en un sólo comando el 4 y el 6 por a y b<text:tab/><text:span text:style-name="T1">lista[-4][-2]=[”a”,”b”]</text:span></text:p>
      <text:p text:style-name="P3">e. borrar la b con el comando del<text:tab/><text:tab/><text:tab/><text:tab/><text:span text:style-name="T2">del(lista[-3])</text:span></text:p>
      <text:p text:style-name="P3"/>
      <text:p text:style-name="P3"/>
      <text:p text:style-name="P3"/>
      <text:p text:style-name="P3"/>
      <table:table table:name="Tabla4" table:style-name="Tabla4">
        <table:table-column table:style-name="Tabla4.A"/>
        <table:table-row>
          <table:table-cell table:style-name="Tabla4.A1" office:value-type="string">
            <text:p text:style-name="P5">Ejercicio6 <text:s text:c="2"/>Compresión de Listas</text:p>
          </table:table-cell>
        </table:table-row>
      </table:table>
      <text:p text:style-name="P3"><text:bookmark text:name="tw-target-text"/>Escriba un programa de Python para imprimir una lista especificada después de eliminar los elementos 0º, 4º y 5º. Ir al editor</text:p>
      <text:p text:style-name="P17"/>
      <text:p text:style-name="P3"/>
      <text:p text:style-name="P16">print([lista[i] flor i in range(len(lista)) if not in (0,4,5)]) <text:span text:style-name="T3">(la mejor solucion)</text:span></text:p>
      <text:p text:style-name="P18">print([z for (i,z) in enumerate(lista) if i not in (0,4,5)) //siendo i en indice y la z el valor</text:p>
      <text:p text:style-name="P16"/>
      <text:p text:style-name="P10"/>
      <table:table table:name="Tabla5" table:style-name="Tabla5">
        <table:table-column table:style-name="Tabla5.A"/>
        <table:table-row>
          <table:table-cell table:style-name="Tabla5.A1" office:value-type="string">
            <text:p text:style-name="P2">Ejercicio7 <text:s text:c="2"/>Compresión de Listas</text:p>
          </table:table-cell>
        </table:table-row>
      </table:table>
      <text:p text:style-name="P10"/>
      <text:p text:style-name="P3"><text:bookmark text:name="tw-target-text1"/>Escriba un programa de Python para imprimir los números de una lista especificada después de eliminar los números pares de ella.</text:p>
      <text:p text:style-name="P3"/>
      <text:p text:style-name="P18">lista2=[i for i in lista if i%2!=0]</text:p>
      <text:p text:style-name="P18">print(lista2)</text:p>
      <text:p text:style-name="P10"/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2">Ejercicio8 <text:s/>Compresión de Listas</text:p>
          </table:table-cell>
        </table:table-row>
      </table:table>
      <text:p text:style-name="P3"/>
      <text:p text:style-name="P3">Vamos a pedir por teclado una serie de números positivos y negativos. Aplica una lista por compresión para filtrar la lista para excluir números negativos. Crea una segunda lista para que todos los valores aparezcan con valor absoluto</text:p>
      <text:p text:style-name="P3"/>
      <text:p text:style-name="P18">respuesta=”S”</text:p>
      <text:p text:style-name="P18">numeros=[]</text:p>
      <text:p text:style-name="P18">while(respuesta=”s” or respuesta=”S”):</text:p>
      <text:p text:style-name="P18"><text:tab/>numeros .append(int(“introduce un numeor”))</text:p>
      <text:p text:style-name="P18"><text:tab/>respuesta=input(“desea continuar”)</text:p>
      <text:p text:style-name="P18">print([i fir i in numeros if i i&gt;=0])</text:p>
      <text:p text:style-name="P18">print([abs(i) for i in numeros])</text:p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2">Ejercicio9 Compresión de Listas</text:p>
          </table:table-cell>
        </table:table-row>
      </table:table>
      <text:p text:style-name="P3"/>
      <text:p text:style-name="P3">fruta fresca = [‘banana', ‘mora de Logan ', 'maracuyá ‘] Tenemos esta lista inicial y debemos obtener otra sin los espacios en blanco delante y detrás</text:p>
      <text:p text:style-name="P3"/>
      <text:p text:style-name="P3"/>
      <table:table table:name="Tabla8" table:style-name="Tabla8">
        <table:table-column table:style-name="Tabla8.A"/>
        <table:table-row>
          <table:table-cell table:style-name="Tabla8.A1" office:value-type="string">
            <text:p text:style-name="P2">Ejercicio 10 Compresión de Listas</text:p>
          </table:table-cell>
        </table:table-row>
      </table:table>
      <text:p text:style-name="P3">Obtener la siguiente lista</text:p>
      <text:p text:style-name="P3">Aplicar la lista de compresión pertinente para obtener la lista de tuplas siguientes:</text:p>
      <text:p text:style-name="P3">[(0, 0), (1, 1), (2, 4), (3, 9), (4, 16), (5, 25)]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Profesor</meta:initial-creator>
    <meta:creation-date>2018-10-03T07:56:00Z</meta:creation-date>
    <dc:date>2018-10-08T16:08:25.520000000</dc:date>
    <meta:editing-cycles>5</meta:editing-cycles>
    <meta:editing-duration>PT58M31S</meta:editing-duration>
    <meta:document-statistic meta:table-count="8" meta:image-count="0" meta:object-count="0" meta:page-count="3" meta:paragraph-count="67" meta:word-count="406" meta:character-count="2558" meta:non-whitespace-character-count="21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AppData/Local/Temp/Python_Hoja3_listas%202.odt/Normal"/>
  </office:meta>
</office:document-meta>
</file>